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WWNum1"/>
    <style:style style:name="P2" style:family="paragraph" style:parent-style-name="Heading_20_3" style:list-style-name="WWNum1"/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16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2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2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9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P3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12843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285d32d" officeooo:paragraph-rsid="02b12843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ans" fo:font-size="12pt" officeooo:rsid="02a5738d" officeooo:paragraph-rsid="02b7581c" style:font-name-asian="Microsoft YaHei" style:font-size-asian="12pt" style:font-name-complex="Lucida Sans" style:font-size-complex="12pt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2f310" officeooo:paragraph-rsid="02b2f310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6afca" officeooo:paragraph-rsid="02b6afca"/>
    </style:style>
    <style:style style:name="P3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6afca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6afca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bb0e9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c3f4c" officeooo:paragraph-rsid="02bc3f4c"/>
    </style:style>
    <style:style style:name="P4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e4863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e4863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ee393" officeooo:paragraph-rsid="02bee393"/>
    </style:style>
    <style:style style:name="P44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be486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5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27f4348"/>
    </style:style>
    <style:style style:name="T4" style:family="text">
      <style:text-properties fo:color="#ff0000" loext:opacity="100%" officeooo:rsid="0289ea00"/>
    </style:style>
    <style:style style:name="T5" style:family="text">
      <style:text-properties officeooo:rsid="0280ebf0"/>
    </style:style>
    <style:style style:name="T6" style:family="text">
      <style:text-properties officeooo:rsid="027cd86a"/>
    </style:style>
    <style:style style:name="T7" style:family="text">
      <style:text-properties officeooo:rsid="027e4b16"/>
    </style:style>
    <style:style style:name="T8" style:family="text">
      <style:text-properties officeooo:rsid="02836249"/>
    </style:style>
    <style:style style:name="T9" style:family="text">
      <style:text-properties officeooo:rsid="0283a02d"/>
    </style:style>
    <style:style style:name="T10" style:family="text">
      <style:text-properties fo:color="#ff0000" loext:opacity="100%" officeooo:rsid="028cdc51"/>
    </style:style>
    <style:style style:name="T11" style:family="text">
      <style:text-properties officeooo:rsid="02819629"/>
    </style:style>
    <style:style style:name="T12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style:style style:name="T13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14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1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16" style:family="text">
      <style:text-properties officeooo:rsid="0282ff73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text-line-through-style="none" style:text-line-through-type="none"/>
    </style:style>
    <style:style style:name="T19" style:family="text">
      <style:text-properties style:use-window-font-color="true" loext:opacity="0%" style:text-line-through-style="none" style:text-line-through-type="none"/>
    </style:style>
    <style:style style:name="T20" style:family="text">
      <style:text-properties officeooo:rsid="0283ac78"/>
    </style:style>
    <style:style style:name="T21" style:family="text">
      <style:text-properties fo:color="#ff0000" loext:opacity="100%" officeooo:rsid="02909524"/>
    </style:style>
    <style:style style:name="T22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23" style:family="text">
      <style:text-properties fo:color="#ff0000" loext:opacity="100%" officeooo:rsid="029f3cfc"/>
    </style:style>
    <style:style style:name="T24" style:family="text">
      <style:text-properties officeooo:rsid="02961725"/>
    </style:style>
    <style:style style:name="T25" style:family="text">
      <style:text-properties style:use-window-font-color="true" loext:opacity="0%" officeooo:rsid="02909524"/>
    </style:style>
    <style:style style:name="T26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7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8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9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0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1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2" style:family="text">
      <style:text-properties officeooo:rsid="02b647b4"/>
    </style:style>
    <style:style style:name="T33" style:family="text">
      <style:text-properties style:use-window-font-color="true" loext:opacity="0%" style:font-name="Liberation Sans" fo:font-size="14.1000003814697pt" fo:font-weight="bold" officeooo: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4" style:family="text">
      <style:text-properties fo:color="#ff0000" loext:opacity="100%" style:text-line-through-style="none" style:text-line-through-type="none" style:font-name="Liberation Sans" fo:font-size="12pt" officeooo:rsid="02b12843" style:font-name-asian="Microsoft YaHei" style:font-size-asian="12pt" style:font-name-complex="Lucida Sans" style:font-size-complex="12pt"/>
    </style:style>
    <style:style style:name="T35" style:family="text">
      <style:text-properties style:font-name="Liberation Sans" fo:font-size="12pt" officeooo:rsid="02b7581c" style:font-name-asian="Microsoft YaHei" style:font-size-asian="12pt" style:font-name-complex="Lucida Sans" style:font-size-complex="12pt"/>
    </style:style>
    <style:style style:name="T36" style:family="text">
      <style:text-properties style:use-window-font-color="true" loext:opacity="0%" style:font-name="Liberation Sans" fo:font-size="14.1000003814697pt" fo:font-weight="bold" officeooo:rsid="02b6afc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7" style:family="text">
      <style:text-properties officeooo:rsid="02b88cfd"/>
    </style:style>
    <style:style style:name="T38" style:family="text">
      <style:text-properties officeooo:rsid="02bab646"/>
    </style:style>
    <style:style style:name="T39" style:family="text">
      <style:text-properties officeooo:rsid="02bd7679"/>
    </style:style>
    <style:style style:name="T40" style:family="text">
      <style:text-properties style:use-window-font-color="true" loext:opacity="0%" style:font-name="Liberation Sans" fo:font-size="14.1000003814697pt" fo:font-weight="bold" officeooo:rsid="02be486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1" style:family="text">
      <style:text-properties officeooo:rsid="02be48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2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4">Earth elementalist <text:span text:style-name="T3">h</text:span>akaan - 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5">Hyde </text:span>(Jaspin)</text:p>
          </table:table-cell>
          <table:table-cell table:style-name="Table1.B2" office:value-type="string">
            <text:p text:style-name="P6">Spore vamp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Ysha’ak </text:span>(Grif)</text:p>
          </table:table-cell>
          <table:table-cell table:style-name="Table1.B2" office:value-type="string">
            <text:p text:style-name="P6">Time raider tactician “<text:span text:style-name="T8">ee-shak”</text:span>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Lazarus </text:span>(Leg<text:span text:style-name="T9">endary</text:span>)</text:p>
          </table:table-cell>
          <table:table-cell table:style-name="Table1.B2" office:value-type="string">
            <text:p text:style-name="P7">Necro Summoner - <text:span text:style-name="T10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1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222325506003262" text:continue-numbering="true" text:style-name="WWNum1">
        <text:list-item>
          <text:list>
            <text:list-item>
              <text:list>
                <text:list-item>
                  <text:h text:style-name="P9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style-name="L1">
              <text:list-item>
                <text:p text:style-name="P10">Safety: Not trying to approach any line, except gore stuff and hostages (who are all adults). Feelings? X-Card: ping me to test! <text:span text:style-name="T12">No surgery, intestines</text:span></text:p>
              </text:list-item>
              <text:list-item>
                <text:p text:style-name="P10">Bio-break at halfway point, 15/20 minutes.</text:p>
              </text:list-item>
              <text:list-item>
                <text:p text:style-name="P11">Owlbear quick rundown: scroll, ping, move character, change numbers, roll dice</text:p>
              </text:list-item>
              <text:list-item>
                <text:p text:style-name="P11">Rule adjudication: I’m using May packet, Forge Steel uses December. Whoever finds a <text:span text:style-name="T13">rule</text:span> first says it and that’s what we’ll do unless I feel strongly otherwise.</text:p>
              </text:list-item>
              <text:list-item>
                <text:p text:style-name="P12">Session 1, please speak in third person! <text:span text:style-name="T14">Instead of</text:span> “I’d like to go”, say “<text:span text:style-name="T15">Gondramos</text:span> wants to go” so we can all learn eachother’s characters. Not a hard rule.</text:p>
              </text:list-item>
            </text:list>
          </table:table-cell>
        </table:table-row>
        <table:table-row>
          <table:table-cell table:style-name="Table2.A2" office:value-type="string">
            <text:list xml:id="list222324032511382" text:continue-numbering="true" text:style-name="L1">
              <text:list-item>
                <text:p text:style-name="P13">Owlbear was down! Using foundry!</text:p>
              </text:list-item>
              <text:list-item>
                <text:p text:style-name="P14"><text:span text:style-name="T16">About to f</text:span>ight Hawklords at Ivywatch Keep</text:p>
              </text:list-item>
              <text:list-item>
                <text:p text:style-name="P15">They found the LETTER and the ROSARY</text:p>
              </text:list-item>
            </text:list>
          </table:table-cell>
        </table:table-row>
      </table:table>
      <text:list xml:id="list222324737783853" text:continue-list="list222325506003262" text:style-name="WWNum1">
        <text:list-item>
          <text:list>
            <text:list-item>
              <text:list>
                <text:list-item>
                  <text:h text:style-name="P16" text:outline-level="3">Session <text:span text:style-name="T16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continue-list="list222324032511382" text:style-name="L1">
              <text:list-item>
                <text:p text:style-name="P17">PREP: <text:span text:style-name="T17">Hawklords, Horror, </text:span><text:span text:style-name="T18">Secret Tunnel</text:span><text:span text:style-name="T19"> </text:span></text:p>
              </text:list-item>
              <text:list-item>
                <text:p text:style-name="P18">Yshaak has a bane on first power roll in <text:span text:style-name="T20">combat </text:span>encounter</text:p>
              </text:list-item>
              <text:list-item>
                <text:p text:style-name="P19">Enemies are slowed (EoT)</text:p>
              </text:list-item>
              <text:list-item>
                <text:p text:style-name="P20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list xml:id="list222324827678723" text:continue-numbering="true" text:style-name="L1">
              <text:list-item>
                <text:p text:style-name="P21"><text:span text:style-name="T21">Round 2; </text:span><text:span text:style-name="T17">Horror: 138, Hand </text:span><text:span text:style-name="T21">Squad A</text:span><text:span text:style-name="T17">: </text:span><text:span text:style-name="T22">12</text:span><text:span text:style-name="T17">, </text:span><text:span text:style-name="T21">Hand Squad B: 32, Malice: 3</text:span><text:span text:style-name="T23">+7</text:span></text:p>
              </text:list-item>
            </text:list>
          </table:table-cell>
        </table:table-row>
      </table:table>
      <text:list xml:id="list222323982479292" text:continue-list="list222324737783853" text:style-name="WWNum1">
        <text:list-item>
          <text:list>
            <text:list-item>
              <text:list>
                <text:list-item>
                  <text:h text:style-name="P22" text:outline-level="3">Session <text:span text:style-name="T24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list="list222324827678723" text:style-name="L1">
              <text:list-item>
                <text:p text:style-name="P23"><text:span text:style-name="T25">PREP: </text:span><text:span text:style-name="T26">Gaol, Tomb, Mess</text:span><text:span text:style-name="T27"> </text:span></text:p>
              </text:list-item>
            </text:list>
          </table:table-cell>
        </table:table-row>
        <table:table-row>
          <table:table-cell table:style-name="Table6.A2" office:value-type="string">
            <text:list xml:id="list222323835144641" text:continue-numbering="true" text:style-name="L1">
              <text:list-item>
                <text:p text:style-name="P24">Infiltrating with Qoroth! They basically got a lore dump, they have the oath.</text:p>
              </text:list-item>
              <text:list-item>
                <text:p text:style-name="P25">They don’t know about the path to the tomb yet</text:p>
              </text:list-item>
              <text:list-item>
                <text:p text:style-name="P26">Yshaak’s Beyond Sight gives line of sight for Mark</text:p>
              </text:list-item>
            </text:list>
          </table:table-cell>
        </table:table-row>
      </table:table>
      <text:list xml:id="list222323594171028" text:continue-list="list222323982479292" text:style-name="WWNum1">
        <text:list-item>
          <text:list>
            <text:list-item>
              <text:list>
                <text:list-item>
                  <text:h text:style-name="P27" text:outline-level="3"><text:span text:style-name="T28">Session </text:span><text:span text:style-name="T29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list="list222323835144641" text:style-name="L1">
              <text:list-item>
                <text:p text:style-name="P28"><text:span text:style-name="T25">PREP: </text:span><text:span text:style-name="T30">Chapel</text:span><text:span text:style-name="T31"> 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222324138216787" text:continue-numbering="true" text:style-name="L1">
              <text:list-item>
                <text:p text:style-name="P29">Yshaak sees the ladder to the tomb with Beyond Sight!</text:p>
              </text:list-item>
              <text:list-item>
                <text:p text:style-name="P30">^^ this made it nearly impossible (and I failed) to let the bloodeye escape with a hostage.</text:p>
              </text:list-item>
              <text:list-item>
                <text:p text:style-name="P31">Heroes found the Tomb, want to swear oath, <text:span text:style-name="T32">but need the Prayer from the Chapel</text:span></text:p>
              </text:list-item>
            </text:list>
          </table:table-cell>
        </table:table-row>
      </table:table>
      <text:list xml:id="list222325032635763" text:continue-list="list222323594171028" text:style-name="WWNum1">
        <text:list-item>
          <text:list>
            <text:list-item>
              <text:list>
                <text:list-item>
                  <text:h text:style-name="P32" text:outline-level="3"><text:soft-page-break/><text:span text:style-name="T28">Session </text:span><text:span text:style-name="T33">5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list="list222324138216787" text:style-name="L1">
              <text:list-item>
                <text:p text:style-name="P33"><text:span text:style-name="T25">PREP: </text:span><text:span text:style-name="T34">I think we’re good, maybe prep Yslansh &amp; Torment?</text:span><text:span text:style-name="T31"> </text:span></text:p>
              </text:list-item>
              <text:list-item>
                <text:p text:style-name="P34">Draw Steel in the Mess! 5 Victories =&gt; 11 Malice</text:p>
              </text:list-item>
            </text:list>
          </table:table-cell>
        </table:table-row>
        <table:table-row>
          <table:table-cell table:style-name="Table7.A2" office:value-type="string">
            <text:list xml:id="list222325576758048" text:continue-numbering="true" text:style-name="L1">
              <text:list-item>
                <text:p text:style-name="P35">The heroes earned <text:span text:style-name="T35">a Basilisk Heart and gain a Victory – beat the Mess</text:span></text:p>
              </text:list-item>
              <text:list-item>
                <text:p text:style-name="P36">Next time: Chapel!</text:p>
              </text:list-item>
            </text:list>
          </table:table-cell>
        </table:table-row>
      </table:table>
      <text:list xml:id="list222324630807863" text:continue-list="list222325032635763" text:style-name="WWNum1">
        <text:list-item>
          <text:list>
            <text:list-item>
              <text:list>
                <text:list-item>
                  <text:h text:style-name="P37" text:outline-level="3"><text:span text:style-name="T28">Session </text:span><text:span text:style-name="T36">6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list text:continue-list="list222325576758048" text:style-name="L1">
              <text:list-item>
                <text:p text:style-name="P38">PREP: <text:span text:style-name="T37">prep Encounter sheet for Yslansh, Beyond Saving</text:span></text:p>
              </text:list-item>
              <text:list-item>
                <text:p text:style-name="P39">Draw Steel in the <text:span text:style-name="T38">Chapel!</text:span> <text:span text:style-name="T38">6 </text:span>Victories =&gt; 1<text:span text:style-name="T38">2</text:span> Malice</text:p>
              </text:list-item>
            </text:list>
          </table:table-cell>
        </table:table-row>
        <table:table-row>
          <table:table-cell table:style-name="Table8.A2" office:value-type="string">
            <text:list xml:id="list222323508698150" text:continue-numbering="true" text:style-name="L1">
              <text:list-item>
                <text:p text:style-name="P40">Bleddyn joins (Interest 5!), Yshaak takes the oath <text:span text:style-name="T39">(probably more!)</text:span></text:p>
              </text:list-item>
            </text:list>
          </table:table-cell>
        </table:table-row>
      </table:table>
      <text:list text:continue-list="list222324630807863" text:style-name="WWNum1">
        <text:list-item>
          <text:list>
            <text:list-item>
              <text:list>
                <text:list-item>
                  <text:h text:style-name="P41" text:outline-level="3"><text:span text:style-name="T28">Session </text:span><text:span text:style-name="T40">7</text:span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list="list222323508698150" text:style-name="L1">
              <text:list-item>
                <text:p text:style-name="P42">PREP: <text:span text:style-name="T37">prep Encounter sheet for Yslansh, </text:span><text:span text:style-name="T41">Torment</text:span></text:p>
              </text:list-item>
            </text:list>
          </table:table-cell>
        </table:table-row>
        <table:table-row>
          <table:table-cell table:style-name="Table9.A2" office:value-type="string">
            <text:list text:continue-numbering="true" text:style-name="L1">
              <text:list-item>
                <text:p text:style-name="P43">End at top of Round 4 (roll black obelisk!):</text:p>
                <text:list>
                  <text:list-item>
                    <text:p text:style-name="P43">BSM 18, CDS 12, CSM 24, PDS 12, PSM 24, BO 30; Malice: 5+(5+4)=14</text:p>
                  </text:list-item>
                </text:list>
              </text:list-item>
            </text:list>
          </table:table-cell>
        </table:table-row>
      </table:table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8H54M34S</meta:editing-duration>
    <meta:editing-cycles>628</meta:editing-cycles>
    <meta:generator>LibreOffice/25.2.5.2$Windows_X86_64 LibreOffice_project/03d19516eb2e1dd5d4ccd751a0d6f35f35e08022</meta:generator>
    <dc:date>2025-08-21T22:23:23.419792700</dc:date>
    <meta:document-statistic meta:table-count="9" meta:image-count="0" meta:object-count="0" meta:page-count="2" meta:paragraph-count="50" meta:word-count="410" meta:character-count="2201" meta:non-whitespace-character-count="1867"/>
  </office:meta>
</office:document-meta>
</file>